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w Cen MT"/>
    </style:style>
    <style:style style:name="P3" style:family="paragraph">
      <style:text-properties style:font-name="Tw Cen MT"/>
    </style:style>
    <style:style style:name="T1" style:family="text">
      <style:text-properties style:font-name="Tw Cen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cm" svg:y1="9.6cm" svg:x2="17.1cm" svg:y2="9.6cm">
          <text:p/>
        </draw:line>
        <draw:line draw:style-name="gr1" draw:text-style-name="P1" draw:layer="layout" svg:x1="8.5cm" svg:y1="8.4cm" svg:x2="17.1cm" svg:y2="8.4cm">
          <text:p/>
        </draw:line>
        <draw:custom-shape draw:style-name="gr2" draw:text-style-name="P2" draw:layer="layout" svg:width="5.7cm" svg:height="2.7cm" svg:x="2.7cm" svg:y="7.7cm">
          <text:p text:style-name="P1"><text:span text:style-name="T1">xCORE de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6cm" svg:x="8.2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6cm" svg:x="8.2cm" svg:y="9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573cm" svg:height="0.945cm" svg:x="16.55cm" svg:y="7.5cm">
          <draw:text-box>
            <text:p><text:span text:style-name="T1">SDA</text:span></text:p>
          </draw:text-box>
        </draw:frame>
        <draw:frame draw:style-name="gr4" draw:text-style-name="P3" draw:layer="layout" svg:width="1.45cm" svg:height="0.945cm" svg:x="16.55cm" svg:y="8.755cm">
          <draw:text-box>
            <text:p><text:span text:style-name="T1">SCL</text:span></text:p>
          </draw:text-box>
        </draw:frame>
        <draw:line draw:style-name="gr1" draw:text-style-name="P1" draw:layer="layout" svg:x1="10.3cm" svg:y1="8.4cm" svg:x2="10.2cm" svg:y2="5.4cm">
          <text:p/>
        </draw:line>
        <draw:line draw:style-name="gr1" draw:text-style-name="P1" draw:layer="layout" svg:x1="12.32cm" svg:y1="9.6cm" svg:x2="12.18cm" svg:y2="5.4cm">
          <text:p/>
        </draw:line>
        <draw:custom-shape draw:style-name="gr5" draw:text-style-name="P1" draw:layer="layout" svg:width="0.3cm" svg:height="1.3cm" svg:x="10.085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cm" svg:height="1.3cm" svg:x="12.1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9cm" svg:y1="5.4cm" svg:x2="14.4cm" svg:y2="5.4cm">
          <text:p/>
        </draw:line>
        <draw:custom-shape draw:style-name="gr6" draw:text-style-name="P1" draw:layer="layout" svg:width="0.2cm" svg:height="0.2cm" svg:x="10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2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3T09:19:01.560605957</dc:date>
    <dc:creator>David Lacey</dc:creator>
    <meta:document-statistic meta:object-count="14"/>
    <meta:generator>LibreOffice/4.2.7.2$Linux_X86_64 LibreOffice_project/420m0$Build-2</meta:generator>
  </office:meta>
</office:document-meta>
</file>